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194cm" fo:margin-right="0cm" fo:line-height="100%" fo:text-indent="0cm" style:auto-text-indent="false">
        <style:tab-stops>
          <style:tab-stop style:position="0.617cm"/>
        </style:tab-stops>
      </style:paragraph-properties>
      <style:text-properties fo:color="#000000" style:text-underline-style="solid" style:text-underline-width="auto" style:text-underline-color="font-color" officeooo:rsid="001a3604" officeooo:paragraph-rsid="001a3604"/>
    </style:style>
    <style:style style:name="P2" style:family="paragraph" style:parent-style-name="Text_20_body">
      <style:paragraph-properties fo:margin-left="0.194cm" fo:margin-right="0cm" fo:line-height="100%" fo:text-indent="0cm" style:auto-text-indent="false">
        <style:tab-stops>
          <style:tab-stop style:position="0.617cm"/>
        </style:tab-stops>
      </style:paragraph-properties>
      <style:text-properties fo:color="#000000" style:text-underline-style="none" officeooo:rsid="001a3604" officeooo:paragraph-rsid="001a3604"/>
    </style:style>
    <style:style style:name="P3" style:family="paragraph" style:parent-style-name="Standard">
      <style:paragraph-properties fo:line-height="100%"/>
      <style:text-properties fo:color="#000000"/>
    </style:style>
    <style:style style:name="P4" style:family="paragraph" style:parent-style-name="Standard">
      <style:paragraph-properties fo:line-height="100%"/>
      <style:text-properties fo:color="#000000" style:text-underline-style="solid" style:text-underline-width="auto" style:text-underline-color="font-color" officeooo:rsid="001a3604" officeooo:paragraph-rsid="001a3604"/>
    </style:style>
    <style:style style:name="P5" style:family="paragraph" style:parent-style-name="Standard">
      <style:paragraph-properties fo:line-height="100%"/>
      <style:text-properties fo:color="#000000" style:text-underline-style="none" officeooo:rsid="001a3604" officeooo:paragraph-rsid="001a3604"/>
    </style:style>
    <style:style style:name="P6" style:family="paragraph" style:parent-style-name="Standard" style:master-page-name="">
      <loext:graphic-properties draw:fill="none"/>
      <style:paragraph-properties fo:margin-left="0cm" fo:margin-right="-2cm" fo:line-height="100%" fo:text-indent="0cm" style:auto-text-indent="false" style:page-number="auto" fo:background-color="transparent"/>
      <style:text-properties fo:color="#000000"/>
    </style:style>
    <style:style style:name="P7" style:family="paragraph" style:parent-style-name="Text_20_body">
      <style:paragraph-properties fo:margin-left="0.212cm" fo:margin-right="0cm" fo:margin-top="0.002cm" fo:margin-bottom="0cm" loext:contextual-spacing="false" fo:line-height="100%" fo:text-indent="0cm" style:auto-text-indent="false">
        <style:tab-stops>
          <style:tab-stop style:position="0.617cm"/>
        </style:tab-stops>
      </style:paragraph-properties>
      <style:text-properties fo:color="#000000" style:text-underline-style="none" officeooo:rsid="001a3604" officeooo:paragraph-rsid="001bb711"/>
    </style:style>
    <style:style style:name="P8" style:family="paragraph" style:parent-style-name="Text_20_body">
      <style:paragraph-properties fo:margin-left="0.212cm" fo:margin-right="0cm" fo:margin-top="0.002cm" fo:margin-bottom="0cm" loext:contextual-spacing="false" fo:line-height="100%" fo:text-indent="0cm" style:auto-text-indent="false">
        <style:tab-stops>
          <style:tab-stop style:position="0.617cm"/>
        </style:tab-stops>
      </style:paragraph-properties>
      <style:text-properties fo:color="#000000" style:text-underline-style="none" officeooo:rsid="001bb711" officeooo:paragraph-rsid="001bb711"/>
    </style:style>
    <style:style style:name="P9" style:family="paragraph" style:parent-style-name="Text_20_body">
      <style:paragraph-properties fo:margin-left="0.212cm" fo:margin-right="0cm" fo:margin-top="0.002cm" fo:margin-bottom="0cm" loext:contextual-spacing="false" fo:line-height="100%" fo:text-indent="0cm" style:auto-text-indent="false">
        <style:tab-stops>
          <style:tab-stop style:position="0.617cm"/>
        </style:tab-stops>
      </style:paragraph-properties>
      <style:text-properties fo:color="#000000" style:text-underline-style="solid" style:text-underline-width="auto" style:text-underline-color="font-color" officeooo:rsid="001bb711" officeooo:paragraph-rsid="001bb711"/>
    </style:style>
    <style:style style:name="P10" style:family="paragraph" style:parent-style-name="Text_20_body" style:list-style-name="WWNum2">
      <style:paragraph-properties fo:line-height="100%">
        <style:tab-stops>
          <style:tab-stop style:position="0.617cm"/>
        </style:tab-stops>
      </style:paragraph-properties>
      <style:text-properties fo:color="#000000" officeooo:paragraph-rsid="001a3604"/>
    </style:style>
    <style:style style:name="P11" style:family="paragraph" style:parent-style-name="Text_20_body" style:list-style-name="WWNum3">
      <style:paragraph-properties fo:margin-left="0.617cm" fo:margin-right="0cm" fo:margin-top="0.129cm" fo:margin-bottom="0cm" loext:contextual-spacing="false" fo:line-height="100%" fo:text-indent="0.018cm" style:auto-text-indent="false">
        <style:tab-stops>
          <style:tab-stop style:position="0.494cm"/>
        </style:tab-stops>
      </style:paragraph-properties>
      <style:text-properties fo:color="#000000" officeooo:rsid="001f1996" officeooo:paragraph-rsid="001f1996"/>
    </style:style>
    <style:style style:name="P12" style:family="paragraph" style:parent-style-name="Text_20_body" style:list-style-name="WWNum3">
      <style:paragraph-properties fo:margin-left="0cm" fo:margin-right="0cm" fo:margin-top="0.129cm" fo:margin-bottom="0cm" loext:contextual-spacing="false" fo:line-height="100%" fo:text-indent="0cm" style:auto-text-indent="false">
        <style:tab-stops>
          <style:tab-stop style:position="0.494cm"/>
        </style:tab-stops>
      </style:paragraph-properties>
      <style:text-properties fo:color="#000000" officeooo:paragraph-rsid="001a3604"/>
    </style:style>
    <style:style style:name="P13" style:family="paragraph" style:parent-style-name="Text_20_body" style:list-style-name="WWNum3">
      <style:paragraph-properties fo:margin-left="0.582cm" fo:margin-right="0cm" fo:margin-top="0cm" fo:margin-bottom="0cm" loext:contextual-spacing="false" fo:line-height="100%" fo:text-indent="-0.37cm" style:auto-text-indent="false">
        <style:tab-stops>
          <style:tab-stop style:position="0.582cm"/>
        </style:tab-stops>
      </style:paragraph-properties>
      <style:text-properties fo:color="#000000" officeooo:paragraph-rsid="001a3604"/>
    </style:style>
    <style:style style:name="P14" style:family="paragraph" style:parent-style-name="Text_20_body" style:list-style-name="WWNum2">
      <style:paragraph-properties fo:margin-left="0.635cm" fo:margin-right="0cm" fo:line-height="100%" fo:text-indent="-0.423cm" style:auto-text-indent="false">
        <style:tab-stops>
          <style:tab-stop style:position="0.635cm"/>
        </style:tab-stops>
      </style:paragraph-properties>
      <style:text-properties fo:color="#000000" officeooo:paragraph-rsid="001a3604"/>
    </style:style>
    <style:style style:name="P15" style:family="paragraph" style:parent-style-name="Text_20_body" style:list-style-name="WWNum2">
      <style:paragraph-properties fo:margin-left="0.617cm" fo:margin-right="0cm" fo:line-height="100%" fo:text-indent="-0.423cm" style:auto-text-indent="false">
        <style:tab-stops>
          <style:tab-stop style:position="0.617cm"/>
        </style:tab-stops>
      </style:paragraph-properties>
      <style:text-properties fo:color="#000000" officeooo:paragraph-rsid="001a3604"/>
    </style:style>
    <style:style style:name="P16" style:family="paragraph" style:parent-style-name="Text_20_body" style:list-style-name="WWNum2">
      <style:paragraph-properties fo:margin-left="0.617cm" fo:margin-right="0cm" fo:line-height="100%" fo:text-indent="-0.423cm" style:auto-text-indent="false">
        <style:tab-stops>
          <style:tab-stop style:position="0.617cm"/>
        </style:tab-stops>
      </style:paragraph-properties>
      <style:text-properties fo:color="#000000" style:text-underline-style="solid" style:text-underline-width="auto" style:text-underline-color="font-color" officeooo:rsid="001a3604" officeooo:paragraph-rsid="001a3604"/>
    </style:style>
    <style:style style:name="P17" style:family="paragraph" style:parent-style-name="Text_20_body" style:list-style-name="WWNum3">
      <style:paragraph-properties fo:margin-left="0.194cm" fo:margin-right="0.194cm" fo:margin-top="0cm" fo:margin-bottom="0cm" loext:contextual-spacing="false" fo:line-height="100%" fo:text-indent="0.018cm" style:auto-text-indent="false">
        <style:tab-stops>
          <style:tab-stop style:position="0.688cm"/>
        </style:tab-stops>
      </style:paragraph-properties>
      <style:text-properties fo:color="#000000" officeooo:paragraph-rsid="001bb71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etter-spacing="0.014cm"/>
    </style:style>
    <style:style style:name="T3" style:family="text">
      <style:text-properties fo:letter-spacing="0.035cm"/>
    </style:style>
    <style:style style:name="T4" style:family="text">
      <style:text-properties fo:letter-spacing="-0.028cm"/>
    </style:style>
    <style:style style:name="T5" style:family="text">
      <style:text-properties fo:letter-spacing="-0.028cm" style:text-scale="105%"/>
    </style:style>
    <style:style style:name="T6" style:family="text">
      <style:text-properties fo:letter-spacing="0.041cm"/>
    </style:style>
    <style:style style:name="T7" style:family="text">
      <style:text-properties fo:letter-spacing="-0.012cm"/>
    </style:style>
    <style:style style:name="T8" style:family="text">
      <style:text-properties fo:letter-spacing="-0.018cm"/>
    </style:style>
    <style:style style:name="T9" style:family="text">
      <style:text-properties fo:letter-spacing="-0.004cm"/>
    </style:style>
    <style:style style:name="T10" style:family="text">
      <style:text-properties fo:letter-spacing="-0.004cm" style:text-scale="105%"/>
    </style:style>
    <style:style style:name="T11" style:family="text">
      <style:text-properties fo:letter-spacing="0.034cm"/>
    </style:style>
    <style:style style:name="T12" style:family="text">
      <style:text-properties fo:letter-spacing="0.019cm"/>
    </style:style>
    <style:style style:name="T13" style:family="text">
      <style:text-properties fo:letter-spacing="0.005cm"/>
    </style:style>
    <style:style style:name="T14" style:family="text">
      <style:text-properties fo:letter-spacing="0.005cm" style:text-scale="105%"/>
    </style:style>
    <style:style style:name="T15" style:family="text">
      <style:text-properties fo:letter-spacing="0.023cm"/>
    </style:style>
    <style:style style:name="T16" style:family="text">
      <style:text-properties fo:letter-spacing="0.028cm"/>
    </style:style>
    <style:style style:name="T17" style:family="text">
      <style:text-properties fo:letter-spacing="0.025cm"/>
    </style:style>
    <style:style style:name="T18" style:family="text">
      <style:text-properties fo:letter-spacing="0.012cm"/>
    </style:style>
    <style:style style:name="T19" style:family="text">
      <style:text-properties fo:letter-spacing="0.06cm"/>
    </style:style>
    <style:style style:name="T20" style:family="text">
      <style:text-properties fo:letter-spacing="0.039cm"/>
    </style:style>
    <style:style style:name="T21" style:family="text">
      <style:text-properties fo:letter-spacing="0.009cm"/>
    </style:style>
    <style:style style:name="T22" style:family="text">
      <style:text-properties fo:letter-spacing="0.009cm" style:text-scale="105%"/>
    </style:style>
    <style:style style:name="T23" style:family="text">
      <style:text-properties fo:letter-spacing="0.004cm"/>
    </style:style>
    <style:style style:name="T24" style:family="text">
      <style:text-properties fo:letter-spacing="0.004cm" style:text-scale="105%"/>
    </style:style>
    <style:style style:name="T25" style:family="text">
      <style:text-properties fo:letter-spacing="0.002cm"/>
    </style:style>
    <style:style style:name="T26" style:family="text">
      <style:text-properties fo:letter-spacing="0.002cm" style:text-scale="105%"/>
    </style:style>
    <style:style style:name="T27" style:family="text">
      <style:text-properties fo:letter-spacing="0.018cm"/>
    </style:style>
    <style:style style:name="T28" style:family="text">
      <style:text-properties fo:letter-spacing="0.016cm"/>
    </style:style>
    <style:style style:name="T29" style:family="text">
      <style:text-properties fo:letter-spacing="0.021cm"/>
    </style:style>
    <style:style style:name="T30" style:family="text">
      <style:text-properties fo:letter-spacing="0.021cm" style:text-scale="105%"/>
    </style:style>
    <style:style style:name="T31" style:family="text">
      <style:text-properties fo:letter-spacing="-0.002cm"/>
    </style:style>
    <style:style style:name="T32" style:family="text">
      <style:text-properties fo:letter-spacing="-0.002cm" style:text-scale="105%"/>
    </style:style>
    <style:style style:name="T33" style:family="text">
      <style:text-properties fo:letter-spacing="0.044cm"/>
    </style:style>
    <style:style style:name="T34" style:family="text">
      <style:text-properties fo:letter-spacing="0.037cm"/>
    </style:style>
    <style:style style:name="T35" style:family="text">
      <style:text-properties fo:letter-spacing="0.03cm"/>
    </style:style>
    <style:style style:name="T36" style:family="text">
      <style:text-properties fo:letter-spacing="-0.005cm"/>
    </style:style>
    <style:style style:name="T37" style:family="text">
      <style:text-properties fo:letter-spacing="-0.007cm"/>
    </style:style>
    <style:style style:name="T38" style:family="text">
      <style:text-properties fo:letter-spacing="-0.021cm"/>
    </style:style>
    <style:style style:name="T39" style:family="text">
      <style:text-properties fo:letter-spacing="-0.021cm" style:text-scale="105%"/>
    </style:style>
    <style:style style:name="T40" style:family="text">
      <style:text-properties fo:letter-spacing="-0.021cm" style:text-scale="115%"/>
    </style:style>
    <style:style style:name="T41" style:family="text">
      <style:text-properties fo:letter-spacing="0.053cm"/>
    </style:style>
    <style:style style:name="T42" style:family="text">
      <style:text-properties fo:letter-spacing="0.067cm"/>
    </style:style>
    <style:style style:name="T43" style:family="text">
      <style:text-properties fo:letter-spacing="0.007cm"/>
    </style:style>
    <style:style style:name="T44" style:family="text">
      <style:text-properties fo:letter-spacing="0.007cm" style:text-scale="105%"/>
    </style:style>
    <style:style style:name="T45" style:family="text">
      <style:text-properties fo:letter-spacing="-0.011cm"/>
    </style:style>
    <style:style style:name="T46" style:family="text">
      <style:text-properties fo:letter-spacing="0.042cm"/>
    </style:style>
    <style:style style:name="T47" style:family="text">
      <style:text-properties fo:letter-spacing="0.032cm"/>
    </style:style>
    <style:style style:name="T48" style:family="text">
      <style:text-properties fo:letter-spacing="-0.037cm"/>
    </style:style>
    <style:style style:name="T49" style:family="text">
      <style:text-properties fo:letter-spacing="-0.025cm"/>
    </style:style>
    <style:style style:name="T50" style:family="text">
      <style:text-properties fo:letter-spacing="-0.025cm" style:text-scale="105%"/>
    </style:style>
    <style:style style:name="T51" style:family="text">
      <style:text-properties fo:letter-spacing="0.056cm"/>
    </style:style>
    <style:style style:name="T52" style:family="text">
      <style:text-properties fo:letter-spacing="-0.039cm"/>
    </style:style>
    <style:style style:name="T53" style:family="text">
      <style:text-properties fo:letter-spacing="-0.039cm" style:text-scale="105%"/>
    </style:style>
    <style:style style:name="T54" style:family="text">
      <style:text-properties style:text-scale="105%"/>
    </style:style>
    <style:style style:name="T55" style:family="text">
      <style:text-properties fo:letter-spacing="-0.019cm"/>
    </style:style>
    <style:style style:name="T56" style:family="text">
      <style:text-properties fo:letter-spacing="-0.019cm" style:text-scale="105%"/>
    </style:style>
    <style:style style:name="T57" style:family="text">
      <style:text-properties fo:letter-spacing="-0.048cm" style:text-scale="105%"/>
    </style:style>
    <style:style style:name="T58" style:family="text">
      <style:text-properties fo:letter-spacing="-0.056cm" style:text-scale="105%"/>
    </style:style>
    <style:style style:name="T59" style:family="text">
      <style:text-properties fo:letter-spacing="-0.023cm"/>
    </style:style>
    <style:style style:name="T60" style:family="text">
      <style:text-properties fo:letter-spacing="-0.023cm" style:text-scale="105%"/>
    </style:style>
    <style:style style:name="T61" style:family="text">
      <style:text-properties fo:letter-spacing="-0.023cm" style:text-scale="115%"/>
    </style:style>
    <style:style style:name="T62" style:family="text">
      <style:text-properties fo:letter-spacing="-0.044cm" style:text-scale="105%"/>
    </style:style>
    <style:style style:name="T63" style:family="text">
      <style:text-properties fo:letter-spacing="-0.035cm" style:text-scale="105%"/>
    </style:style>
    <style:style style:name="T64" style:family="text">
      <style:text-properties fo:letter-spacing="-0.049cm" style:text-scale="105%"/>
    </style:style>
    <style:style style:name="T65" style:family="text">
      <style:text-properties fo:letter-spacing="-0.034cm" style:text-scale="105%"/>
    </style:style>
    <style:style style:name="T66" style:family="text">
      <style:text-properties fo:letter-spacing="-0.046cm" style:text-scale="105%"/>
    </style:style>
    <style:style style:name="T67" style:family="text">
      <style:text-properties fo:letter-spacing="-0.032cm" style:text-scale="105%"/>
    </style:style>
    <style:style style:name="T68" style:family="text">
      <style:text-properties fo:letter-spacing="0.049cm" style:text-scale="101%"/>
    </style:style>
    <style:style style:name="T69" style:family="text">
      <style:text-properties fo:letter-spacing="-0.014cm" style:text-scale="105%"/>
    </style:style>
    <style:style style:name="T70" style:family="text">
      <style:text-properties fo:letter-spacing="-0.03cm" style:text-scale="115%"/>
    </style:style>
    <style:style style:name="T71" style:family="text">
      <style:text-properties fo:letter-spacing="-0.016cm"/>
    </style:style>
    <style:style style:name="T72" style:family="text">
      <style:text-properties fo:letter-spacing="-0.016cm" style:text-scale="105%"/>
    </style:style>
    <style:style style:name="T73" style:family="text">
      <style:text-properties fo:letter-spacing="-0.026cm" style:text-scale="105%"/>
    </style:style>
    <style:style style:name="T74" style:family="text">
      <style:text-properties fo:letter-spacing="-0.076cm"/>
    </style:style>
    <style:style style:name="T75" style:family="text">
      <style:text-properties fo:letter-spacing="-0.04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44673576" text:style-name="WWNum3">
        <text:list-header>
          <text:p text:style-name="P11">NAME-SHAUNAK CHANDRA</text:p>
          <text:p text:style-name="P11">ROLL-2005757</text:p>
          <text:p text:style-name="P11">BRANCH-CSE (SLOT-1)</text:p>
          <text:p text:style-name="P11"><text:a xlink:type="simple" xlink:href="https://github.com/Kingsky1t/OOP_Lab_2005757" text:style-name="Internet_20_link" text:visited-style-name="Visited_20_Internet_20_Link">https://github.com/Kingsky1t/OOP_Lab_2005757</text:a></text:p>
          <text:p text:style-name="P11"/>
          <text:p text:style-name="P12"/>
        </text:list-header>
        <text:list-item>
          <text:p text:style-name="P12">WAP<text:span text:style-name="T2"> </text:span>to<text:span text:style-name="T3"> </text:span><text:span text:style-name="T4">i</text:span>nput<text:span text:style-name="T6"> </text:span>name,<text:span text:style-name="T7"> </text:span>ro<text:span text:style-name="T8">l</text:span>l<text:span text:style-name="T9"> </text:span>number<text:span text:style-name="T11"> </text:span>and<text:span text:style-name="T12"> </text:span>marks<text:span text:style-name="T3"> </text:span>in<text:span text:style-name="T12"> </text:span>5<text:span text:style-name="T13"> </text:span>subje<text:span text:style-name="T15">ct</text:span>s<text:span text:style-name="T16"> </text:span>for<text:span text:style-name="T15"> </text:span>a<text:span text:style-name="T17"> </text:span>student,<text:span text:style-name="T18"> </text:span>and display<text:span text:style-name="T19"> </text:span>it.</text:p>
        </text:list-item>
      </text:list>
      <text:p text:style-name="P3"/>
      <text:p text:style-name="P3">int main() {</text:p>
      <text:p text:style-name="P3"><text:tab/>struct student {</text:p>
      <text:p text:style-name="P3"><text:tab/><text:tab/>char name[100];</text:p>
      <text:p text:style-name="P3"><text:tab/><text:tab/>int roll;</text:p>
      <text:p text:style-name="P3"><text:tab/><text:tab/>int sub[5];</text:p>
      <text:p text:style-name="P3"><text:tab/>}s1;</text:p>
      <text:p text:style-name="P3"><text:tab/></text:p>
      <text:p text:style-name="P3"><text:tab/>/* inputs */</text:p>
      <text:p text:style-name="P3"><text:tab/></text:p>
      <text:p text:style-name="P3"><text:tab/>printf("enter the name:");</text:p>
      <text:p text:style-name="P3"><text:tab/>scanf("%s",s1.name);</text:p>
      <text:p text:style-name="P3"><text:tab/>printf("enter the roll:");</text:p>
      <text:p text:style-name="P3"><text:tab/>scanf("%d",&amp;s1.roll);</text:p>
      <text:p text:style-name="P3"><text:tab/>printf("enter the marks in 5 subjects:");</text:p>
      <text:p text:style-name="P3"><text:tab/>for(int i=0;i&lt;5;i++) {</text:p>
      <text:p text:style-name="P3"><text:tab/><text:tab/>scanf("%d",&amp;s1.sub[i]);</text:p>
      <text:p text:style-name="P3"><text:tab/>}</text:p>
      <text:p text:style-name="P3"><text:tab/></text:p>
      <text:p text:style-name="P3"><text:tab/>/* outputs */</text:p>
      <text:p text:style-name="P3"><text:tab/></text:p>
      <text:p text:style-name="P3"><text:tab/>printf("the name is %s\n",s1.name);</text:p>
      <text:p text:style-name="P3"><text:tab/>printf("the roll no. is %d\n",s1.roll);</text:p>
      <text:p text:style-name="P6"><text:tab/>printf("the marks in 5 subjects are %d %d %d %d %d\n",s1.sub[0],s1.sub[1],s1.sub[2],s1.sub[3],s1.sub[4]);</text:p>
      <text:p text:style-name="P3"><text:tab/>return 0;</text:p>
      <text:p text:style-name="P3">}</text:p>
      <text:p text:style-name="P3"/>
      <text:p text:style-name="P4">output</text:p>
      <text:p text:style-name="P4"/>
      <text:p text:style-name="P5">enter the name:neel</text:p>
      <text:p text:style-name="P5">enter the roll:757</text:p>
      <text:p text:style-name="P5">enter the marks in 5 subjects:99 82 87 89 90 </text:p>
      <text:p text:style-name="P5">the name is neel</text:p>
      <text:p text:style-name="P5">the roll no. is 757</text:p>
      <text:p text:style-name="P5">the marks in 5 subjects are 99 82 87 89 90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5507335946201" text:continue-numbering="true" text:style-name="WWNum3">
        <text:list-item>
          <text:p text:style-name="P13">WAP<text:span text:style-name="T3"> </text:span>to<text:span text:style-name="T20"> </text:span>input<text:span text:style-name="T12"> </text:span>name,<text:span text:style-name="T21"> </text:span><text:span text:style-name="T23">r</text:span><text:span text:style-name="T25">oll</text:span><text:span text:style-name="T27"> </text:span>number<text:span text:style-name="T28"> </text:span>and<text:span text:style-name="T29"> </text:span>marks<text:span text:style-name="T27"> </text:span>in<text:span text:style-name="T31"> </text:span>5<text:span text:style-name="T16"> </text:span>subjects<text:span text:style-name="T16"> </text:span>for<text:span text:style-name="T33"> </text:span>n<text:span text:style-name="T29"> </text:span>number<text:span text:style-name="T27"> </text:span>of<text:span text:style-name="T33"> </text:span>students.<text:span text:style-name="T29"> </text:span>Write<text:span text:style-name="T34"> </text:span>functions<text:span text:style-name="T35"> </text:span><text:span text:style-name="T36">to:-</text:span></text:p>
        </text:list-item>
      </text:list>
      <text:list xml:id="list3388804278" text:style-name="WWNum2">
        <text:list-item>
          <text:p text:style-name="P10"><text:span text:style-name="T36">Find</text:span><text:span text:style-name="T37"> </text:span><text:span text:style-name="T13">tota</text:span><text:span text:style-name="T23">l</text:span><text:span text:style-name="T38"> </text:span>marks<text:span text:style-name="T11"> </text:span>and<text:span text:style-name="T6"> </text:span>percentage<text:span text:style-name="T41"> </text:span>of<text:span text:style-name="T42"> </text:span><text:span text:style-name="T21">a</text:span><text:span text:style-name="T43">l</text:span><text:span text:style-name="T13">l</text:span><text:span text:style-name="T38"> </text:span>n<text:span text:style-name="T45"> </text:span><text:span text:style-name="T13">studen</text:span><text:span text:style-name="T23">t</text:span><text:span text:style-name="T13">s.</text:span></text:p>
        </text:list-item>
        <text:list-item>
          <text:p text:style-name="P14">Display<text:span text:style-name="T12"> </text:span><text:span text:style-name="T25">detail</text:span><text:span text:style-name="T23">s</text:span><text:span text:style-name="T13"> </text:span>of<text:span text:style-name="T34"> </text:span>a<text:span text:style-name="T29"> </text:span>student<text:span text:style-name="T46"> </text:span>with<text:span text:style-name="T47"> </text:span>a<text:span text:style-name="T25"> </text:span>given<text:span text:style-name="T15"> </text:span><text:span text:style-name="T25">roll</text:span><text:span text:style-name="T48"> </text:span>number.</text:p>
        </text:list-item>
        <text:list-item>
          <text:p text:style-name="P15"><text:span text:style-name="T27">D</text:span>isplay<text:span text:style-name="T18"> </text:span>the<text:span text:style-name="T27"> </text:span>details<text:span text:style-name="T47"> </text:span>for<text:span text:style-name="T17"> </text:span>a<text:span text:style-name="T28">l</text:span>l<text:span text:style-name="T49"> </text:span>the<text:span text:style-name="T29"> </text:span>students<text:span text:style-name="T51"> </text:span>having<text:span text:style-name="T15"> </text:span>percentage<text:span text:style-name="T41"> </text:span><text:span text:style-name="T4">i</text:span>n<text:span text:style-name="T31"> </text:span>a<text:span text:style-name="T13"> </text:span><text:span text:style-name="T28">g</text:span><text:span text:style-name="T52">i</text:span>ven<text:span text:style-name="T16"> </text:span>range.</text:p>
        </text:list-item>
        <text:list-item>
          <text:p text:style-name="P16">Sort<text:span text:style-name="T23"> </text:span>the<text:span text:style-name="T11"> </text:span>array<text:span text:style-name="T16"> </text:span>in<text:span text:style-name="T36"> </text:span><text:span text:style-name="T23">ascend</text:span><text:span text:style-name="T25">i</text:span><text:span text:style-name="T23">ng</text:span><text:span text:style-name="T25"> </text:span>o<text:span text:style-name="T25">rder</text:span><text:span text:style-name="T2"> </text:span>of<text:span text:style-name="T34"> </text:span>marks.</text:p>
        </text:list-item>
      </text:list>
      <text:p text:style-name="P1"/>
      <text:p text:style-name="P2">#include &lt;stdio.h&gt;</text:p>
      <text:p text:style-name="P2"/>
      <text:p text:style-name="P2">/* global variables for ease */</text:p>
      <text:p text:style-name="P2"/>
      <text:p text:style-name="P2">int n;</text:p>
      <text:p text:style-name="P2">int tot[100],per[100];</text:p>
      <text:p text:style-name="P2">struct student {</text:p>
      <text:p text:style-name="P2"><text:tab/><text:tab/>char name[100];</text:p>
      <text:p text:style-name="P2"><text:tab/><text:tab/>int roll;</text:p>
      <text:p text:style-name="P2"><text:tab/><text:tab/>int sub[5];</text:p>
      <text:p text:style-name="P2"><text:tab/>}arr[100];</text:p>
      <text:p text:style-name="P2"/>
      <text:p text:style-name="P2">/* for calculating total marks and percentages of each student */</text:p>
      <text:p text:style-name="P2"/>
      <text:p text:style-name="P2">void total_marks() {</text:p>
      <text:p text:style-name="P2"><text:tab/>printf("total marks and percentages are:\n");</text:p>
      <text:p text:style-name="P2"><text:tab/>for(int i=0;i&lt;n;i++) {</text:p>
      <text:p text:style-name="P2"><text:tab/><text:tab/>for(int j=0;j&lt;5;j++) {</text:p>
      <text:p text:style-name="P2"><text:tab/><text:tab/><text:tab/>tot[i]+=arr[i].sub[j];</text:p>
      <text:p text:style-name="P2"><text:tab/><text:tab/>}</text:p>
      <text:p text:style-name="P2"><text:tab/><text:tab/>per[i]=tot[i]/5;</text:p>
      <text:p text:style-name="P2"><text:tab/>}</text:p>
      <text:p text:style-name="P2"><text:tab/>for(int i=0;i&lt;n;i++) {</text:p>
      <text:p text:style-name="P2"><text:soft-page-break/><text:tab/><text:tab/>printf("student %d--&gt; %d %d%%\n",i+1,tot[i],per[i]);</text:p>
      <text:p text:style-name="P2"><text:tab/>}</text:p>
      <text:p text:style-name="P2">}</text:p>
      <text:p text:style-name="P2"/>
      <text:p text:style-name="P2">/* for printing details of students whose percentage lies within a range */</text:p>
      <text:p text:style-name="P2"/>
      <text:p text:style-name="P2">void percentage_detail() {</text:p>
      <text:p text:style-name="P2"><text:tab/>int a,b,flag=0;</text:p>
      <text:p text:style-name="P2"><text:tab/>printf("enter the range:");</text:p>
      <text:p text:style-name="P2"><text:tab/>scanf("%d%d",&amp;a,&amp;b);</text:p>
      <text:p text:style-name="P2"><text:tab/>for(int i=0;i&lt;n;i++) {</text:p>
      <text:p text:style-name="P2"><text:tab/><text:tab/>if(per[i]&gt;=a &amp;&amp; per[i]&lt;=b) {</text:p>
      <text:p text:style-name="P2"><text:tab/><text:tab/><text:tab/>flag=1;</text:p>
      <text:p text:style-name="P2"><text:tab/><text:tab/><text:tab/>printf("%s has a roll no %d with subject marks %d %d %d %d %d\n",arr[i].name,arr[i].roll,arr[i].sub[0],arr[i].sub[1],arr[i].sub[2],arr[i].sub[3],arr[i].sub[4]);</text:p>
      <text:p text:style-name="P2"><text:tab/><text:tab/>}</text:p>
      <text:p text:style-name="P2"><text:tab/>}</text:p>
      <text:p text:style-name="P2"><text:tab/>if(flag==0){</text:p>
      <text:p text:style-name="P2"><text:tab/><text:tab/>printf("no students\n");</text:p>
      <text:p text:style-name="P2"><text:tab/>}</text:p>
      <text:p text:style-name="P2">}</text:p>
      <text:p text:style-name="P2"/>
      <text:p text:style-name="P2">/* for printing the details of a student whose roll is inputed */</text:p>
      <text:p text:style-name="P2"/>
      <text:p text:style-name="P2">void print_detail() {</text:p>
      <text:p text:style-name="P2"><text:tab/>int x,flag=0;</text:p>
      <text:p text:style-name="P2"><text:tab/>printf("enter the roll no:");</text:p>
      <text:p text:style-name="P2"><text:tab/>scanf("%d",&amp;x);</text:p>
      <text:p text:style-name="P2"><text:tab/>for(int i=0;i&lt;n;i++) {</text:p>
      <text:p text:style-name="P2"><text:tab/><text:tab/>if(x==arr[i].roll) {</text:p>
      <text:p text:style-name="P2"><text:tab/><text:tab/><text:tab/>flag=1;</text:p>
      <text:p text:style-name="P2"><text:tab/><text:tab/><text:tab/>printf("%s has a roll no %d with subject marks %d %d %d %d %d\n",arr[i].name,arr[i].roll,arr[i].sub[0],arr[i].sub[1],arr[i].sub[2],arr[i].sub[3],arr[i].sub[4]);</text:p>
      <text:p text:style-name="P2"><text:tab/><text:tab/>}</text:p>
      <text:p text:style-name="P2"><text:tab/>}</text:p>
      <text:p text:style-name="P2"><text:tab/>if(flag==0){</text:p>
      <text:p text:style-name="P2"><text:soft-page-break/><text:tab/><text:tab/>printf("no students\n");</text:p>
      <text:p text:style-name="P2"><text:tab/>}</text:p>
      <text:p text:style-name="P2">}</text:p>
      <text:p text:style-name="P2"/>
      <text:p text:style-name="P2">/* sorting of total marks array */</text:p>
      <text:p text:style-name="P2"/>
      <text:p text:style-name="P2">void rearrange() {</text:p>
      <text:p text:style-name="P2"><text:tab/>for(int i=0;i&lt;n-1;i++) {</text:p>
      <text:p text:style-name="P2"><text:tab/><text:tab/>for(int j=0;j&lt;n-i-1;j++) {</text:p>
      <text:p text:style-name="P2"><text:tab/><text:tab/><text:tab/>if(tot[j]&lt;tot[j+1]) {</text:p>
      <text:p text:style-name="P2"><text:tab/><text:tab/><text:tab/><text:tab/>int temp=tot[j];</text:p>
      <text:p text:style-name="P2"><text:tab/><text:tab/><text:tab/><text:tab/>tot[j]=tot[j+1];</text:p>
      <text:p text:style-name="P2"><text:tab/><text:tab/><text:tab/><text:tab/>tot[j+1]=temp;</text:p>
      <text:p text:style-name="P2"><text:tab/><text:tab/><text:tab/>}</text:p>
      <text:p text:style-name="P2"><text:tab/><text:tab/>}</text:p>
      <text:p text:style-name="P2"><text:tab/>}</text:p>
      <text:p text:style-name="P2"><text:tab/>printf("\nsorted array:");</text:p>
      <text:p text:style-name="P2"><text:tab/>for(int i=0;i&lt;n;i++) {</text:p>
      <text:p text:style-name="P2"><text:tab/><text:tab/><text:tab/>printf("%d ",tot[i]);</text:p>
      <text:p text:style-name="P2"><text:tab/>}</text:p>
      <text:p text:style-name="P2">}</text:p>
      <text:p text:style-name="P2"><text:tab/><text:tab/></text:p>
      <text:p text:style-name="P2">int main() {</text:p>
      <text:p text:style-name="P2"><text:tab/>printf("enter the value of students:");</text:p>
      <text:p text:style-name="P2"><text:tab/>scanf("%d",&amp;n);</text:p>
      <text:p text:style-name="P2"><text:tab/>for(int j=0;j&lt;n;j++) {</text:p>
      <text:p text:style-name="P2"><text:tab/><text:tab/>printf("enter the name:");</text:p>
      <text:p text:style-name="P2"><text:tab/><text:tab/>scanf("%s",arr[j].name);</text:p>
      <text:p text:style-name="P2"><text:tab/><text:tab/>printf("enter the roll:");</text:p>
      <text:p text:style-name="P2"><text:tab/><text:tab/>scanf("%d",&amp;arr[j].roll);</text:p>
      <text:p text:style-name="P2"><text:tab/><text:tab/>printf("enter the marks in 5 subjects:");</text:p>
      <text:p text:style-name="P2"><text:tab/><text:tab/>for(int i=0;i&lt;5;i++) {</text:p>
      <text:p text:style-name="P2"><text:tab/><text:tab/><text:tab/>scanf("%d",&amp;arr[j].sub[i]);</text:p>
      <text:p text:style-name="P2"><text:tab/><text:tab/>}</text:p>
      <text:p text:style-name="P2"><text:tab/>}</text:p>
      <text:p text:style-name="P2"><text:soft-page-break/><text:tab/>total_marks();</text:p>
      <text:p text:style-name="P2"><text:tab/>print_detail();</text:p>
      <text:p text:style-name="P2"><text:tab/>percentage_detail();</text:p>
      <text:p text:style-name="P2"><text:tab/>rearrange();</text:p>
      <text:p text:style-name="P2"><text:tab/>return 0;</text:p>
      <text:p text:style-name="P2">}</text:p>
      <text:p text:style-name="P2"><text:tab/><text:span text:style-name="T1">output</text:span></text:p>
      <text:p text:style-name="P2">enter the name:neel</text:p>
      <text:p text:style-name="P2">enter the roll:757</text:p>
      <text:p text:style-name="P2">enter the marks in 5 subjects:90 98 96 88 83</text:p>
      <text:p text:style-name="P2">enter the name:khusi</text:p>
      <text:p text:style-name="P2">enter the roll:742</text:p>
      <text:p text:style-name="P2">enter the marks in 5 subjects:99 98 97 86 82</text:p>
      <text:p text:style-name="P2">enter the name:rick</text:p>
      <text:p text:style-name="P2">enter the roll:723</text:p>
      <text:p text:style-name="P2">enter the marks in 5 subjects:78 86 90 85 80</text:p>
      <text:p text:style-name="P2">total marks and percentages are:</text:p>
      <text:p text:style-name="P2">student 1--&gt; 455 91%</text:p>
      <text:p text:style-name="P2">student 2--&gt; 462 92%</text:p>
      <text:p text:style-name="P2">student 3--&gt; 419 83%</text:p>
      <text:p text:style-name="P2">enter the roll no:723</text:p>
      <text:p text:style-name="P2">rick has a roll no 723 with subject marks 78 86 90 85 80</text:p>
      <text:p text:style-name="P2">enter the range:80 90</text:p>
      <text:p text:style-name="P2">rick has a roll no 723 with subject marks 78 86 90 85 80</text:p>
      <text:p text:style-name="P2">sorted array:462 455 41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list xml:id="list95507747026555" text:continue-list="list95507335946201" text:style-name="WWNum3">
        <text:list-item>
          <text:p text:style-name="P17"><text:span text:style-name="T54">WAP</text:span><text:span text:style-name="T5"> </text:span><text:span text:style-name="T54">to</text:span><text:span text:style-name="T53"> </text:span><text:span text:style-name="T54">enter</text:span><text:span text:style-name="T56"> </text:span><text:span text:style-name="T54">id,</text:span><text:span text:style-name="T57"> </text:span><text:span text:style-name="T54">name,</text:span><text:span text:style-name="T58"> </text:span><text:span text:style-name="T54">age</text:span><text:span text:style-name="T53"> </text:span><text:span text:style-name="T54">and</text:span><text:span text:style-name="T50"> </text:span><text:span text:style-name="T54">basic</text:span><text:span text:style-name="T60"> </text:span><text:span text:style-name="T14">sa</text:span><text:span text:style-name="T24">l</text:span><text:span text:style-name="T14">ary</text:span><text:span text:style-name="T62"> </text:span><text:span text:style-name="T54">of</text:span><text:span text:style-name="T63"> </text:span><text:span text:style-name="T54">n</text:span><text:span text:style-name="T64"> </text:span><text:span text:style-name="T54">number</text:span><text:span text:style-name="T53"> </text:span><text:span text:style-name="T54">of</text:span><text:span text:style-name="T65"> </text:span><text:span text:style-name="T54">employees.</text:span><text:span text:style-name="T39"> </text:span><text:span text:style-name="T24">Ca</text:span><text:span text:style-name="T26">l</text:span><text:span text:style-name="T24">cula</text:span><text:span text:style-name="T26">t</text:span><text:span text:style-name="T24">e</text:span><text:span text:style-name="T66"> </text:span><text:span text:style-name="T54">the</text:span><text:span text:style-name="T63"> </text:span><text:span text:style-name="T54">gross</text:span><text:span text:style-name="T39"> </text:span><text:span text:style-name="T14">sa</text:span><text:span text:style-name="T24">l</text:span><text:span text:style-name="T14">ary</text:span><text:span text:style-name="T67"> </text:span><text:span text:style-name="T54">of</text:span><text:span text:style-name="T63"> </text:span><text:span text:style-name="T14">al</text:span><text:span text:style-name="T24">l</text:span><text:span text:style-name="T64"> </text:span><text:span text:style-name="T54">the</text:span><text:span text:style-name="T68"> </text:span><text:span text:style-name="T54">employees</text:span><text:span text:style-name="T24"> </text:span><text:span text:style-name="T54">and</text:span><text:span text:style-name="T69"> </text:span><text:span text:style-name="T26">display</text:span><text:span text:style-name="T10"> </text:span><text:span text:style-name="T61">i</text:span><text:span text:style-name="T70">t</text:span><text:span text:style-name="T40"> </text:span><text:span text:style-name="T14">a</text:span><text:span text:style-name="T24">l</text:span><text:span text:style-name="T14">ong</text:span><text:span text:style-name="T50"> </text:span><text:span text:style-name="T32">with</text:span><text:span text:style-name="T72"> </text:span><text:span text:style-name="T22">a</text:span><text:span text:style-name="T44">ll</text:span><text:span text:style-name="T67"> </text:span><text:span text:style-name="T26">ot</text:span><text:span text:style-name="T24">her</text:span><text:span text:style-name="T73"> </text:span><text:span text:style-name="T54">details</text:span><text:span text:style-name="T63"> </text:span><text:span text:style-name="T54">in</text:span><text:span text:style-name="T67"> </text:span><text:span text:style-name="T54">a</text:span><text:span text:style-name="T60"> </text:span><text:span text:style-name="T54">tabular</text:span><text:span text:style-name="T30"> </text:span><text:span text:style-name="T54">form,using</text:span><text:span text:style-name="T73"> </text:span><text:span text:style-name="T54">pointer</text:span><text:span text:style-name="T56"> </text:span><text:span text:style-name="T54">to</text:span><text:span text:style-name="T32"> </text:span><text:span text:style-name="T54">structure.</text:span></text:p>
        </text:list-item>
      </text:list>
      <text:p text:style-name="P7">[<text:span text:style-name="T17">G</text:span>ross<text:span text:style-name="T9"> </text:span>sa<text:span text:style-name="T74"> </text:span><text:span text:style-name="T4">l</text:span>ary=<text:span text:style-name="T37"> </text:span>Basic salary<text:span text:style-name="T71"> </text:span>+<text:span text:style-name="T59"> </text:span>DA<text:span text:style-name="T4"> </text:span>+<text:span text:style-name="T38"> </text:span>HRA,<text:span text:style-name="T75"> </text:span>DA =<text:span text:style-name="T71"> </text:span>80%<text:span text:style-name="T55"> </text:span>of<text:span text:style-name="T23"> </text:span>Ba<text:span text:style-name="T21">s</text:span>ic<text:span text:style-name="T71"> </text:span>sa<text:span text:style-name="T74"> </text:span><text:span text:style-name="T4">l</text:span>ary<text:span text:style-name="T37"> </text:span>HRA=10%<text:span text:style-name="T7"> </text:span>of<text:span text:style-name="T23"> </text:span>Basic s<text:span text:style-name="T3">a</text:span>lary]</text:p>
      <text:p text:style-name="P7"/>
      <text:p text:style-name="P7">#include &lt;stdio.h&gt;</text:p>
      <text:p text:style-name="P7"/>
      <text:p text:style-name="P7">int main() {</text:p>
      <text:p text:style-name="P7"><text:tab/>int n;</text:p>
      <text:p text:style-name="P7"><text:tab/>printf("enter the number of employees:");</text:p>
      <text:p text:style-name="P7"><text:tab/>scanf("%d",&amp;n);</text:p>
      <text:p text:style-name="P7"><text:tab/>struct employee{</text:p>
      <text:p text:style-name="P7"><text:tab/><text:tab/>char id[100];</text:p>
      <text:p text:style-name="P7"><text:tab/><text:tab/>char name[100];</text:p>
      <text:p text:style-name="P7"><text:tab/><text:tab/>int age;</text:p>
      <text:p text:style-name="P7"><text:tab/><text:tab/>double bas_sal;</text:p>
      <text:p text:style-name="P7"><text:tab/><text:tab/>double grs_sal;</text:p>
      <text:p text:style-name="P7"><text:tab/>}arr[n];</text:p>
      <text:p text:style-name="P7"><text:tab/>struct employee *p=arr;</text:p>
      <text:p text:style-name="P7"><text:tab/></text:p>
      <text:p text:style-name="P7"><text:tab/>/* input */</text:p>
      <text:p text:style-name="P7"><text:tab/></text:p>
      <text:p text:style-name="P7"><text:tab/>for(int i=0;i&lt;n;i++) {</text:p>
      <text:p text:style-name="P7"><text:tab/><text:tab/>printf("enter data of employee no:%d\n",i+1);</text:p>
      <text:p text:style-name="P7"><text:tab/><text:tab/>printf("enter the id:");</text:p>
      <text:p text:style-name="P7"><text:tab/><text:tab/>scanf("%s",p-&gt;id);</text:p>
      <text:p text:style-name="P7"><text:tab/><text:tab/>printf("enter the name:");</text:p>
      <text:p text:style-name="P7"><text:tab/><text:tab/>scanf("%s",p-&gt;name);</text:p>
      <text:p text:style-name="P7"><text:tab/><text:tab/>printf("enter the age:");</text:p>
      <text:p text:style-name="P7"><text:tab/><text:tab/>scanf("%d",&amp;(p-&gt;age));</text:p>
      <text:p text:style-name="P7"><text:tab/><text:tab/>printf("enter the basic salary:");</text:p>
      <text:p text:style-name="P7"><text:tab/><text:tab/>scanf("%lf",&amp;(p-&gt;bas_sal));</text:p>
      <text:p text:style-name="P7"><text:tab/><text:tab/>p-&gt;grs_sal=p-&gt;bas_sal+(0.8*p-&gt;bas_sal)+(0.1*p-&gt;bas_sal);</text:p>
      <text:p text:style-name="P7"><text:tab/><text:tab/>p++;</text:p>
      <text:p text:style-name="P7"><text:tab/>}</text:p>
      <text:p text:style-name="P7"><text:tab/></text:p>
      <text:p text:style-name="P7"><text:tab/>/* outputs */</text:p>
      <text:p text:style-name="P7"><text:tab/></text:p>
      <text:p text:style-name="P7"><text:tab/>p=arr;</text:p>
      <text:p text:style-name="P7"><text:tab/>printf("IDs\tNAME\tAGE\tBASIC SALARY\tGROSS SALARY\n");<text:tab/></text:p>
      <text:p text:style-name="P7"><text:tab/>for(int i=0;i&lt;n;i++) {</text:p>
      <text:p text:style-name="P7"><text:tab/><text:tab/>printf("%s\t",p-&gt;id);</text:p>
      <text:p text:style-name="P7"><text:tab/><text:tab/>printf("%s\t",p-&gt;name);</text:p>
      <text:p text:style-name="P7"><text:soft-page-break/><text:tab/><text:tab/>printf("%d\t",p-&gt;age);</text:p>
      <text:p text:style-name="P7"><text:tab/><text:tab/>printf("%lf\t",p-&gt;bas_sal);</text:p>
      <text:p text:style-name="P7"><text:tab/><text:tab/>printf("%lf\n",p-&gt;grs_sal);</text:p>
      <text:p text:style-name="P7"><text:tab/><text:tab/>p++;</text:p>
      <text:p text:style-name="P7"><text:tab/>}<text:tab/></text:p>
      <text:p text:style-name="P7"><text:tab/>return 0;</text:p>
      <text:p text:style-name="P7">}</text:p>
      <text:p text:style-name="P7"/>
      <text:p text:style-name="P9">output</text:p>
      <text:p text:style-name="P8"/>
      <text:p text:style-name="P8">enter the number of employees:3</text:p>
      <text:p text:style-name="P8">enter data of employee no:1</text:p>
      <text:p text:style-name="P8">enter the id:id56f</text:p>
      <text:p text:style-name="P8">enter the name:neel</text:p>
      <text:p text:style-name="P8">enter the age:19</text:p>
      <text:p text:style-name="P8">enter the basic salary:4500</text:p>
      <text:p text:style-name="P8">enter data of employee no:2</text:p>
      <text:p text:style-name="P8">enter the id:id77g </text:p>
      <text:p text:style-name="P8">enter the name:khusi</text:p>
      <text:p text:style-name="P8">enter the age:19</text:p>
      <text:p text:style-name="P8">enter the basic salary:5000</text:p>
      <text:p text:style-name="P8">enter data of employee no:3</text:p>
      <text:p text:style-name="P8">enter the id:id22a</text:p>
      <text:p text:style-name="P8">enter the name:rick</text:p>
      <text:p text:style-name="P8">enter the age:20</text:p>
      <text:p text:style-name="P8">enter the basic salary:4000</text:p>
      <text:p text:style-name="P8">IDs<text:tab/>NAME<text:tab/>AGE<text:tab/>BASIC SALARY<text:tab/>GROSS SALARY</text:p>
      <text:p text:style-name="P8">id56f<text:tab/>neel<text:tab/>19<text:tab/>4500.000000<text:tab/>8550.000000</text:p>
      <text:p text:style-name="P8">id77g<text:tab/>khusi<text:tab/>19<text:tab/>5000.000000<text:tab/>9500.000000</text:p>
      <text:p text:style-name="P8">id22a<text:tab/>rick<text:tab/>20<text:tab/>4000.000000<text:tab/>7600.000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" style:display-name="ListLabel 2" style:family="text">
      <style:text-properties fo:color="#5e5d60" fo:font-size="10.5pt" style:font-name-asian="Arial" style:font-family-asian="Arial" style:font-family-generic-asian="system" style:font-pitch-asian="variable" style:font-size-asian="10.5pt" style:font-size-complex="10.5pt" style:text-scale="97%"/>
    </style:style>
    <style:style style:name="ListLabel_20_3" style:display-name="ListLabel 3" style:family="text">
      <style:text-properties fo:color="#3b4854" fo:font-size="10.5pt" fo:letter-spacing="-0.044cm" style:font-name-asian="Arial" style:font-family-asian="Arial" style:font-family-generic-asian="system" style:font-pitch-asian="variable" style:font-size-asian="10.5pt" style:font-size-complex="10.5pt" style:text-scale="16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2" style:num-format="a" style:num-letter-sync="true">
        <style:list-level-properties text:list-level-position-and-space-mode="label-alignment">
          <style:list-level-label-alignment text:label-followed-by="listtab" fo:text-indent="-0.406cm" fo:margin-left="0.61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406cm" fo:margin-left="2.4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406cm" fo:margin-left="4.283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406cm" fo:margin-left="6.115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406cm" fo:margin-left="7.94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406cm" fo:margin-left="9.781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406cm" fo:margin-left="11.61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406cm" fo:margin-left="13.4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406cm" fo:margin-left="15.27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format="i">
        <style:list-level-properties text:list-level-position-and-space-mode="label-alignment">
          <style:list-level-label-alignment text:label-followed-by="listtab" fo:text-indent="-0.282cm" fo:margin-left="0.194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82cm" fo:margin-left="3.01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82cm" fo:margin-left="4.40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82cm" fo:margin-left="5.794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82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82cm" fo:margin-left="8.5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82cm" fo:margin-left="9.96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82cm" fo:margin-left="11.352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82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00:51:03.282846600</meta:creation-date>
    <dc:date>2021-07-31T09:55:06.708745334</dc:date>
    <meta:editing-duration>PT21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7" meta:paragraph-count="216" meta:word-count="750" meta:character-count="5286" meta:non-whitespace-character-count="4540"/>
  </office:meta>
</office:document-meta>
</file>